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  <style:font-face style:name="serif" svg:font-family="serif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Text_20_body">
      <style:paragraph-properties fo:margin-left="2.117cm" fo:margin-right="0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1pt" officeooo:paragraph-rsid="001e7535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1pt" officeooo:paragraph-rsid="00206970" style:font-size-asian="11pt" style:font-size-complex="11pt"/>
    </style:style>
    <style:style style:name="P6" style:family="paragraph" style:parent-style-name="Text_20_body">
      <style:paragraph-properties fo:margin-left="3.175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7" style:family="paragraph" style:parent-style-name="Text_20_body">
      <style:text-properties style:font-name="Times New Roman" fo:font-size="11pt" style:font-size-asian="11pt" style:font-size-complex="11pt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1pt" officeooo:rsid="001e7535" officeooo:paragraph-rsid="001e7535" style:font-size-asian="11pt" style:font-size-complex="11pt"/>
    </style:style>
    <style:style style:name="T1" style:family="text">
      <style:text-properties style:font-name="Arial" fo:font-size="10pt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style:font-name="Times New Roman1" fo:font-size="10.5pt" fo:font-style="normal" fo:font-weight="normal"/>
    </style:style>
    <style:style style:name="T4" style:family="text">
      <style:text-properties fo:font-variant="normal" fo:text-transform="none" fo:font-size="10.5pt" fo:font-style="normal" fo:font-weight="normal"/>
    </style:style>
    <style:style style:name="T5" style:family="text">
      <style:text-properties fo:font-variant="normal" fo:text-transform="none" fo:font-style="normal" fo:font-weight="normal"/>
    </style:style>
    <style:style style:name="T6" style:family="text">
      <style:text-properties officeooo:rsid="001e7535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1pt" style:font-size-asian="11pt" style:font-size-complex="11pt"/>
    </style:style>
    <style:style style:name="T9" style:family="text">
      <style:text-properties fo:font-size="10pt"/>
    </style:style>
    <style:style style:name="T10" style:family="text">
      <style:text-properties officeooo:rsid="002069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<text:span text:style-name="T6">Vistos etc.</text:span></text:p>
      <text:p text:style-name="P4">Trata-se de execução penal em desfavor do apenado acima nominado, em que a Defesa pugnou pela extinção da pena, em razão do apenado ter completado 30 anos de pena (<text:span text:style-name="T6">evento</text:span> 29).</text:p>
      <text:p text:style-name="P8">**Trata-se de execução penal em desfavor do apenado acima nominado, em que o SEEU indicou o témino da pena, em razão do apenado ter completado o limite de 30 anos (evento 29).</text:p>
      <text:p text:style-name="P2">Instado a se manifestar, o Ministério Público pelo indeferimento do pedido (<text:span text:style-name="T6">evento</text:span> 32).</text:p>
      <text:p text:style-name="P7">Relatados. Decido.</text:p>
      <text:p text:style-name="P2">Com razão o representante do Ministério Público.</text:p>
      <text:p text:style-name="P2">Isso porque o artigo 75 do CP, em sua redação anterior a Lei 13.964/2019, mais benéfica ao apenado, apesar de limitar o tempo de cumprimento da pena a 30 anos, em seu §2º aduz: </text:p>
      <text:p text:style-name="P3">   § 2º - Sobrevindo condenação por fato posterior ao início do cumprimento da pena, far-se-á nova unificação, desprezando-se, para esse fim, o período de pena já cumprido.</text:p>
      <text:p text:style-name="P4">Assim, em que pese o apenado está cumprido pena desde 1989, <text:span text:style-name="T5">observo que o último crime ocorreu em 09.06.2008, pelo qual o apenado foi condenado a uma pena de 8 anos e 4 meses de reclusão, quando já havia cumprido 15 anos, 7 meses e 16 dias da pena.</text:span></text:p>
      <text:p text:style-name="P5">Desse modo, desprezando o tempo cumprido, soma-se a pena da nova condenação, neste caso, <text:span text:style-name="T6">8</text:span> anos e <text:span text:style-name="T6">4</text:span> meses somados <text:span text:style-name="T10">ao </text:span>tempo que restava para completar 30 anos, <text:span text:style-name="T10">aqui, 14 a</text:span>nos, <text:span text:style-name="T6">4</text:span> meses e <text:span text:style-name="T6">14</text:span> dias</text:p>
      <text:p text:style-name="P2">Isso quer dizer que a partir <text:span text:style-name="T6">de 09.06.2008</text:span>, o apenado deve cumprir <text:span text:style-name="T6">22 </text:span>anos, <text:span text:style-name="T6">8 meses</text:span> e <text:span text:style-name="T6">14</text:span> dias, terminando sua pena, portanto, somente em <text:span text:style-name="T6">23.02.2031.</text:span></text:p>
      <text:p text:style-name="P2">Friso que a jurisprudência é pacífica neste sentido, conforme segue:</text:p>
      <text:p text:style-name="P6">AGRAVO REGIMENTAL EM HABEAS CORPUS. UNIFICAÇÃO DE PENAS. NOVO DELITO PRATICADO POSTERIORMENTE AO INÍCIO DA EXECUÇÃO. LIMITE TRINTENÁRIO. APLICAÇÃO DO ART. 75, § 2º, DO CP. AUSÊNCIA DE ILEGALIDADE. 1.<text:span text:style-name="T2">Nos [...] termos do disposto no art. 75, § 2º, do CP, tendo sido o sentenciado condenado por fato criminoso posterior ao início do cumprimento da reprimenda, para efeitos de limitação trintenária ao cumprimento da pena, deve se fazer nova unificação, desprezando-se, para tanto, o período já cumprido. </text:span>A incidência da referida regra se dá desde que iniciado o cumprimento da pena, sendo irrelevante a ocorrência de prévia unificação, sob pena de se subvertera ratio legis (AgRg no HC n. 366.107/SP, Ministro Felix Fischer, Quinta Turma, DJe 7/4/2017). 2 In casu, havia o cumprimento de uma execução penal, que foi interrompida pela fuga, voltando o seu curso em 2/3/2010, em razão da prática de novo delito, cabível, assim, a aplicação do art. 75, §2º, do Código Penal, sendo desnecessária decisão de unificação anterior. 3. Agravo regimental improvido. (STJ - AgRg no HC: 356501 MG 2016/0128093-7, Relator: Ministro SEBASTIÃO REIS JÚNIOR, Data de Julgamento: 14/08/2018, T6 - SEXTA TURMA, Data de Publicação: DJe22/08/2018)</text:p>
      <text:p text:style-name="P2"/>
      <text:p text:style-name="P2">Ante o exposto, <text:span text:style-name="T10">***</text:span>indefiro o pedido da defesa e <text:span text:style-name="T10">***</text:span>determino a retificação da GEP para fazer constar <text:span text:style-name="T6">223.02.2031</text:span> como data para o término da pena.</text:p>
      <text:p text:style-name="P2">P.R.I. Ciência ao MP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30T11:06:47.451000000</meta:creation-date>
    <dc:date>2023-08-14T09:40:22.619000000</dc:date>
    <meta:editing-duration>PT1H27M18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6" meta:word-count="489" meta:character-count="2910" meta:non-whitespace-character-count="2431"/>
  </office:meta>
</office:document-meta>
</file>